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4B000000416D176A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100%" draw:textarea-horizontal-align="center" draw:textarea-vertical-align="middle" draw:shadow="hidden" draw:shadow-offset-x="0.305cm" draw:shadow-offset-y="0.305cm" draw:shadow-opacity="10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e2b29" draw:opacity="100%" draw:textarea-horizontal-align="center" draw:textarea-vertical-align="middle" draw:shadow="hidden" draw:shadow-offset-x="0.305cm" draw:shadow-offset-y="0.305cm" draw:shadow-opacity="100%"/>
    </style:style>
    <style:style style:name="gr4" style:family="graphic" style:parent-style-name="standard">
      <style:graphic-properties draw:stroke="none" draw:fill="solid" draw:fill-color="#000000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draw:fill="solid" draw:fill-color="#fe6861" draw:opacity="100%" draw:textarea-horizontal-align="center" draw:textarea-vertical-align="middle" draw:shadow-offset-x="0.305cm" draw:shadow-offset-y="0.305cm" draw:shadow-opacity="100%"/>
    </style:style>
    <style:style style:name="gr6" style:family="graphic" style:parent-style-name="standard">
      <style:graphic-properties draw:stroke="none" draw:fill="solid" draw:fill-color="#493143" draw:opacity="100%" draw:textarea-horizontal-align="center" draw:textarea-vertical-align="middle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8.214cm" svg:height="9.952cm" svg:x="1.985cm" svg:y="1.581cm" svg:viewBox="0 0 8215 9953" svg:d="m65 8748c-396-1083 1139-2330 1239-3663 216-1731-678-1972-946-2541-591-1253 634-1322 1136-1135 821 304 1085 833 1429 1535-212-927-593-1177-702-1800-175-998 1202-1036 1813-264 276 452 582 899 688 2024 238-1111-106-1862 120-2408 352-842 1574-553 1574 423 0 331-26 1191-278 2025 437-887 580-1945 781-2342 357-687 1349-264 1296 569s-26 1389-516 2130c-463 873-1006 745-1521 1600-941 1561-59 1751 200 1844 818 326-254 1662-1206 2350-467 337-2536 986-3323 838-1307-249-1584-638-1784-1185z">
          <text:p/>
        </draw:path>
        <draw:frame draw:style-name="gr2" draw:text-style-name="P1" draw:layer="layout" svg:width="15.24cm" svg:height="13.284cm" svg:x="-15.673cm" svg:y="0.18cm">
          <draw:image xlink:href="Pictures/100000000000004B000000416D176ABA.png" xlink:type="simple" xlink:show="embed" xlink:actuate="onLoad">
            <text:p/>
          </draw:image>
        </draw:frame>
        <draw:g>
          <draw:path draw:style-name="gr3" draw:text-style-name="P1" draw:layer="layout" svg:width="7.963cm" svg:height="9.787cm" svg:x="10.875cm" svg:y="1.35cm" svg:viewBox="0 0 7964 9788" svg:d="m60 8601c-368-1066 1058-2292 1151-3604 273-1733-630-1940-879-2499-548-1233 584-1258 1051-1074 762 299 1338 1242 1501 1925-15-890-692-1664-793-2278-164-981 1151-981 1719-222 257 445 755 1503 669 2515 444-1027 23-2331 233-2868 327-828 1424-567 1471 391-101 990-148 1572-381 2393 505-844 778-2270 964-2661 327-690 1222-360 1198 575s-46 1388-529 2070c-280 652-1097 752-1548 1611-753 1434-202 1664 39 1756 1175 452-102 1594-980 2331-421 352-2498 950-3229 805-1214-246-1471-628-1657-1166z">
            <text:p/>
          </draw:path>
          <draw:path draw:style-name="gr4" draw:text-style-name="P1" draw:layer="layout" svg:width="4.561cm" svg:height="4.05cm" svg:x="12.027cm" svg:y="5.665cm" svg:viewBox="0 0 4562 4051" svg:d="m542 3987c-1548-576 443-3956 3143-3987 1159-13 892 322 731 560-651 961-459 1610 47 2124-1160 0-2809 1717-3921 1303z">
            <text:p/>
          </draw:path>
          <draw:path draw:style-name="gr5" draw:text-style-name="P1" draw:layer="layout" svg:width="2.061cm" svg:height="5.612cm" svg:x="11.011cm" svg:y="2.689cm" svg:viewBox="0 0 2062 5613" svg:d="m655 0c202 337-117 644 661 1119 848 813 801 1611 677 2378-145 889-1268 1226-1688 2116 1237-2224 848-3428-8-4248-343-329-568-1327 358-1365z">
            <text:p/>
          </draw:path>
          <draw:path draw:style-name="gr6" draw:text-style-name="P1" draw:layer="layout" svg:width="2.71cm" svg:height="2.019cm" svg:x="12.407cm" svg:y="7.706cm" svg:viewBox="0 0 2711 2020" svg:d="m131 1939c-545-813 739-2040 1454-1664 156-253 802-445 1097-46 203 291-739 628-396 1127-459 352-1689 866-2155 583z">
            <text:p/>
          </draw:path>
        </draw:g>
        <draw:g>
          <draw:path draw:style-name="gr3" draw:text-style-name="P1" draw:layer="layout" svg:width="7.963cm" svg:height="9.787cm" svg:x="2.17cm" svg:y="1.668cm" svg:viewBox="0 0 7964 9788" svg:d="m60 8601c-368-1066 1058-2292 1151-3604 273-1733-630-1940-879-2499-548-1233 584-1258 1051-1074 762 299 1338 1242 1501 1925-15-890-692-1664-793-2278-164-981 1151-981 1719-222 257 445 755 1503 669 2515 444-1027 23-2331 233-2868 327-828 1424-567 1471 391-101 990-148 1572-381 2393 505-844 778-2270 964-2661 327-690 1222-360 1198 575s-46 1388-529 2070c-280 652-1097 752-1548 1611-753 1434-202 1664 39 1756 1175 452-102 1594-980 2331-421 352-2498 950-3229 805-1214-246-1471-628-1657-1166z">
            <text:p/>
          </draw:path>
          <draw:path draw:style-name="gr4" draw:text-style-name="P1" draw:layer="layout" svg:width="4.561cm" svg:height="4.05cm" svg:x="3.322cm" svg:y="5.983cm" svg:viewBox="0 0 4562 4051" svg:d="m542 3987c-1548-576 443-3956 3143-3987 1159-13 892 322 731 560-651 961-459 1610 47 2124-1160 0-2809 1717-3921 1303z">
            <text:p/>
          </draw:path>
          <draw:path draw:style-name="gr5" draw:text-style-name="P1" draw:layer="layout" svg:width="2.061cm" svg:height="5.612cm" svg:x="2.306cm" svg:y="3.007cm" svg:viewBox="0 0 2062 5613" svg:d="m655 0c202 337-117 644 661 1119 848 813 801 1611 677 2378-145 889-1268 1226-1688 2116 1237-2224 848-3428-8-4248-343-329-568-1327 358-1365z">
            <text:p/>
          </draw:path>
          <draw:path draw:style-name="gr6" draw:text-style-name="P1" draw:layer="layout" svg:width="2.71cm" svg:height="2.019cm" svg:x="3.702cm" svg:y="8.024cm" svg:viewBox="0 0 2711 2020" svg:d="m131 1939c-545-813 739-2040 1454-1664 156-253 802-445 1097-46 203 291-739 628-396 1127-459 352-1689 866-2155 58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OSEPH BALOUGH</meta:initial-creator>
    <meta:creation-date>2010-02-27T07:14:04</meta:creation-date>
    <dc:creator>JOSEPH BALOUGH</dc:creator>
    <dc:date>2010-02-27T07:33:51</dc:date>
    <meta:editing-cycles>1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